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4600000046A51D0CD6A631B541.bmp" manifest:media-type="image/bmp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10d0c" draw:fill="solid" draw:fill-color="#ff0000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Arrow_20_Line">
      <style:graphic-properties draw:textarea-vertical-align="middle"/>
    </style:style>
    <style:style style:name="gr5" style:family="graphic" style:parent-style-name="standard">
      <style:graphic-properties svg:stroke-width="0.035cm" svg:stroke-color="#ff4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528cm" fo:min-width="1.278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51cm" svg:height="1.851cm" svg:x="10.093cm" svg:y="13.174cm">
          <draw:image xlink:href="Pictures/100000000000004600000046A51D0CD6A631B541.bmp" xlink:type="simple" xlink:show="embed" xlink:actuate="onLoad" loext:mime-type="image/bmp">
            <text:p/>
          </draw:image>
        </draw:frame>
        <draw:custom-shape draw:style-name="gr2" draw:text-style-name="P2" draw:layer="layout" svg:width="1.27cm" svg:height="1.27cm" svg:x="8.874cm" svg:y="13.57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16cm" svg:height="0.962cm" svg:x="9.001cm" svg:y="13.192cm">
          <draw:text-box>
            <text:p/>
          </draw:text-box>
        </draw:frame>
        <draw:measure draw:style-name="gr4" draw:text-style-name="P5" draw:layer="measurelines" svg:x1="8.883cm" svg:y1="16.732cm" svg:x2="10.153cm" svg:y2="16.732cm">
          <text:p text:style-name="P4"><text:span text:style-name="T1">30 pixels</text:span></text:p>
        </draw:measure>
        <draw:measure draw:style-name="gr4" draw:text-style-name="P1" draw:layer="measurelines" svg:x1="7.885cm" svg:y1="13.582cm" svg:x2="7.885cm" svg:y2="14.852cm">
          <text:p text:style-name="P6"><text:span text:style-name="T1">30 pixels</text:span></text:p>
        </draw:measure>
        <draw:line draw:style-name="gr5" draw:text-style-name="P1" draw:layer="layout" svg:x1="10.144cm" svg:y1="13.192cm" svg:x2="11.287cm" svg:y2="12.049cm">
          <text:p/>
        </draw:line>
        <draw:frame draw:style-name="gr6" draw:text-style-name="P3" draw:layer="layout" svg:width="1.905cm" svg:height="0.962cm" svg:x="10.652cm" svg:y="11.087cm">
          <draw:text-box>
            <text:p>(x,y)</text:p>
          </draw:text-box>
        </draw:frame>
        <draw:custom-shape draw:style-name="gr7" draw:text-style-name="P7" draw:layer="layout" svg:width="1.778cm" svg:height="1.778cm" svg:x="10.144cm" svg:y="13.192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" draw:id="id1" draw:layer="layout" svg:width="2.794cm" svg:height="0.962cm" svg:x="4.683cm" svg:y="13.754cm">
          <draw:text-box>
            <text:p>Hotspot</text:p>
          </draw:text-box>
        </draw:frame>
        <draw:connector draw:style-name="gr8" draw:text-style-name="P8" draw:layer="layout" draw:type="line" svg:x1="7.477cm" svg:y1="14.235cm" svg:x2="9.165cm" svg:y2="14.235cm" draw:start-shape="id1" draw:start-glue-point="1" svg:d="M7477 14235h1688" svg:viewBox="0 0 168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5:49:54.643527796</meta:creation-date>
    <dc:date>2019-11-11T16:04:42.131851131</dc:date>
    <meta:editing-duration>PT4M37S</meta:editing-duration>
    <meta:editing-cycles>1</meta:editing-cycles>
    <meta:document-statistic meta:object-count="10"/>
    <meta:generator>LibreOffice/6.3.2.2$Linux_X86_64 LibreOffice_project/30$Build-2</meta:generator>
  </office:meta>
</office:document-meta>
</file>